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DejaVu Sans" officeooo:rsid="0028492e" officeooo:paragraph-rsid="0002eef1"/>
    </style:style>
    <style:style style:name="P2" style:family="paragraph" style:parent-style-name="Standard">
      <style:paragraph-properties fo:line-height="115%" fo:text-align="justify" style:justify-single-word="false"/>
      <style:text-properties style:font-name="DejaVu Sans" officeooo:rsid="0028492e" officeooo:paragraph-rsid="0002eef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DejaVu Sans" officeooo:rsid="0028492e" officeooo:paragraph-rsid="0002eef1"/>
    </style:style>
    <style:style style:name="P4" style:family="paragraph" style:parent-style-name="Standard">
      <style:paragraph-properties fo:line-height="115%"/>
      <style:text-properties style:font-name="DejaVu Sans" officeooo:rsid="00154d59" officeooo:paragraph-rsid="0002eef1"/>
    </style:style>
    <style:style style:name="P5" style:family="paragraph" style:parent-style-name="Standard">
      <style:paragraph-properties fo:line-height="115%"/>
      <style:text-properties style:font-name="DejaVu Sans" officeooo:rsid="00155065" officeooo:paragraph-rsid="0002eef1"/>
    </style:style>
    <style:style style:name="P6" style:family="paragraph" style:parent-style-name="Standard">
      <style:paragraph-properties fo:line-height="115%"/>
      <style:text-properties style:font-name="DejaVu Sans" officeooo:rsid="001631f1" officeooo:paragraph-rsid="0002eef1"/>
    </style:style>
    <style:style style:name="P7" style:family="paragraph" style:parent-style-name="Standard">
      <style:paragraph-properties fo:line-height="115%"/>
      <style:text-properties style:font-name="DejaVu Sans" officeooo:rsid="001631f1" officeooo:paragraph-rsid="0005e741"/>
    </style:style>
    <style:style style:name="P8" style:family="paragraph" style:parent-style-name="Standard">
      <style:paragraph-properties fo:line-height="115%"/>
      <style:text-properties style:font-name="DejaVu Sans" style:text-underline-style="solid" style:text-underline-width="bold" style:text-underline-color="font-color" officeooo:rsid="0017092c" officeooo:paragraph-rsid="0002eef1"/>
    </style:style>
    <style:style style:name="P9" style:family="paragraph" style:parent-style-name="Standard">
      <style:paragraph-properties fo:text-align="justify" style:justify-single-word="false"/>
      <style:text-properties style:font-name="DejaVu Sans" officeooo:rsid="00145a8b" officeooo:paragraph-rsid="00031e32"/>
    </style:style>
    <style:style style:name="P10" style:family="paragraph" style:parent-style-name="Standard">
      <style:paragraph-properties fo:line-height="115%"/>
      <style:text-properties style:font-name="DejaVu Sans" officeooo:rsid="0005e741" officeooo:paragraph-rsid="0005e74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DejaVu Sans" officeooo:rsid="00031e32" officeooo:paragraph-rsid="001a43b2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DejaVu Sans" officeooo:rsid="000d23cf" officeooo:paragraph-rsid="000d23cf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DejaVu Sans" officeooo:rsid="00031e32" officeooo:paragraph-rsid="001cd3a8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DejaVu Sans" officeooo:rsid="00031e32" officeooo:paragraph-rsid="001e3f63"/>
    </style:style>
    <style:style style:name="T1" style:family="text">
      <style:text-properties officeooo:rsid="001f975c"/>
    </style:style>
    <style:style style:name="T2" style:family="text">
      <style:text-properties officeooo:rsid="0002eef1"/>
    </style:style>
    <style:style style:name="T3" style:family="text">
      <style:text-properties officeooo:rsid="0040302d"/>
    </style:style>
    <style:style style:name="T4" style:family="text">
      <style:text-properties officeooo:rsid="0040b0f0"/>
    </style:style>
    <style:style style:name="T5" style:family="text">
      <style:text-properties officeooo:rsid="00443025"/>
    </style:style>
    <style:style style:name="T6" style:family="text">
      <style:text-properties officeooo:rsid="0005e741"/>
    </style:style>
    <style:style style:name="T7" style:family="text">
      <style:text-properties officeooo:rsid="000f3612"/>
    </style:style>
    <style:style style:name="T8" style:family="text">
      <style:text-properties officeooo:rsid="0018ed3e"/>
    </style:style>
    <style:style style:name="T9" style:family="text">
      <style:text-properties officeooo:rsid="001a43b2"/>
    </style:style>
    <style:style style:name="T10" style:family="text">
      <style:text-properties officeooo:rsid="001adaa5"/>
    </style:style>
    <style:style style:name="T11" style:family="text">
      <style:text-properties officeooo:rsid="001ba787"/>
    </style:style>
    <style:style style:name="T12" style:family="text">
      <style:text-properties officeooo:rsid="001c407f"/>
    </style:style>
    <style:style style:name="T13" style:family="text">
      <style:text-properties officeooo:rsid="001c8766"/>
    </style:style>
    <style:style style:name="T14" style:family="text">
      <style:text-properties officeooo:rsid="001e3f63"/>
    </style:style>
    <style:style style:name="T15" style:family="text">
      <style:text-properties officeooo:rsid="0020133e"/>
    </style:style>
    <style:style style:name="T16" style:family="text">
      <style:text-properties officeooo:rsid="00214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orges NORDON<text:tab/><text:tab/><text:tab/><text:tab/><text:tab/><text:tab/>Le <text:span text:style-name="T8">1</text:span><text:span text:style-name="T2">6</text:span> <text:span text:style-name="T2">janvier</text:span> 202<text:span text:style-name="T2">6</text:span><text:tab/><text:tab/></text:p>
      <text:p text:style-name="P4">5 Bd de la Libération</text:p>
      <text:p text:style-name="P4">94300 VINCENNES</text:p>
      <text:p text:style-name="P4"/>
      <text:p text:style-name="P5">GESTION IMMO CONFIANCE,</text:p>
      <text:p text:style-name="P5">S<text:span text:style-name="T1">iège social, </text:span>97 Av. de la République,</text:p>
      <text:p text:style-name="P6">94120 FONTENAY sous BOIS</text:p>
      <text:p text:style-name="P6"/>
      <text:p text:style-name="P7">Courrie<text:span text:style-name="T6">r RAR</text:span></text:p>
      <text:p text:style-name="P10"><text:s/></text:p>
      <text:p text:style-name="P8">A l’attention de M. FILLON, Gérant</text:p>
      <text:p text:style-name="P6"/>
      <text:p text:style-name="P1">Copie : co<text:span text:style-name="T6">propriétaires</text:span></text:p>
      <text:p text:style-name="P2"/>
      <text:p text:style-name="P2"/>
      <text:p text:style-name="P3"><text:tab/><text:tab/><text:tab/><text:span text:style-name="T2">Monsieur,</text:span></text:p>
      <text:p text:style-name="P3"/>
      <text:p text:style-name="P11"><text:tab/><text:tab/><text:span text:style-name="T9">Je fais suite à votre mail du 15 janvier 2025 par lequel vous me relancez et vous en remercie.</text:span></text:p>
      <text:p text:style-name="P13"><text:span text:style-name="T11">J</text:span><text:span text:style-name="T9">e vous prie d’excuser </text:span><text:span text:style-name="T16">ce</text:span><text:span text:style-name="T10"> retard. </text:span><text:span text:style-name="T11">Vous voudrez bien trouver ci-joint un chèque de 1 235,56 euros sur la Banque Postale, qui devrait permettre de solder mon compte (Travaux + charges courantes).</text:span></text:p>
      <text:p text:style-name="P14"><text:tab/></text:p>
      <text:p text:style-name="P14"><text:tab/><text:span text:style-name="T14">Par ailleurs, je vous prie de bien vouloir inscrire à l’ordre du jour de la prochaine assemblée générale des copropriétaire le point suivant :</text:span></text:p>
      <text:p text:style-name="P14"><text:tab/>« <text:span text:style-name="T14">Information :Le syndic Gestion Immo Confiance refuse les courriers RA</text:span><text:span text:style-name="T15">R qui lui sont adressés à son siège social 97 av de la République 94120 FONTENAY sous Bois. Conséquences et risques pour la copropriété. »</text:span></text:p>
      <text:p text:style-name="P14"/>
      <text:p text:style-name="P12"><text:span text:style-name="T13"><text:tab/>Bien à vous,</text:span><text:tab/></text:p>
      <text:p text:style-name="P3"/>
      <text:p text:style-name="P3"><text:tab/><text:tab/><text:tab/><text:tab/><text:tab/><text:tab/><text:tab/><text:tab/><text:tab/><text:span text:style-name="T7">Georges NORDON</text:span></text:p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3">P.J. </text:span><text:span text:style-name="T4">Un chèque sur la Banque Postale pour </text:span><text:span text:style-name="T12">1 235,56</text:span><text:span text:style-name="T5"> euros no 24 44960</text:span><text:span text:style-name="T12">35</text:span><text:span text:style-name="T5"> </text:span><text:span text:style-name="T12">F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5:36:53.066584183</meta:creation-date>
    <meta:generator>LibreOffice/24.2.7.2$Linux_X86_64 LibreOffice_project/420$Build-2</meta:generator>
    <dc:date>2026-01-16T09:45:59.858024321</dc:date>
    <meta:editing-duration>PT5H47M28S</meta:editing-duration>
    <meta:editing-cycles>26</meta:editing-cycles>
    <meta:print-date>2026-01-07T09:42:17.407523451</meta:print-date>
    <meta:printed-by>Fichiers PDF</meta:printed-by>
    <meta:document-statistic meta:table-count="0" meta:image-count="0" meta:object-count="0" meta:page-count="1" meta:paragraph-count="19" meta:word-count="169" meta:character-count="995" meta:non-whitespace-character-count="816"/>
  </office:meta>
</office:document-meta>
</file>